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Decimal.initD( String conten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Decimal.getSho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Decimal.equals( Object v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Decimal.XDecimal( String content , boolean inte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Decimal.get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Decimal.getBy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cimalDV.getFraction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ecimal.initI( String cont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Decimal.getLo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cimalDV.getTotal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ecimal.getBigDecim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Decimal.makeCanonica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Decima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Decimal.intComp( XDecimal v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Decimal.compareTo( XDecimal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cimal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Decimal.getBigInte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Decimal.XDecimal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DV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